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– Exercicio contador <text:s/>Stateless x Stateful</text:p>
      <text:p text:style-name="Standard"/>
      <text:p text:style-name="Standard">Ao clicarmos no botão Stateless percebemos que o contador ele fuciona. Pois ao clicar no botão o Stateless ele utiliza a mesma instância para cada lookup .</text:p>
      <text:p text:style-name="Standard"/>
      <text:p text:style-name="Standard">Exemplo:</text:p>
      <text:p text:style-name="Standard"/>
      <text:p text:style-name="Standard">15:01:30,333 INFORMAÇÕES [STDOUT] RESULTADO STATELESS: [1, 2]</text:p>
      <text:p text:style-name="Standard">15:11:10,815 INFORMAÇÕES [STDOUT] RESULTADO STATELESS: [3, 4]</text:p>
      <text:p text:style-name="Standard">15:11:10,960 INFORMAÇÕES [STDOUT] RESULTADO STATELESS: [5, 6]</text:p>
      <text:p text:style-name="Standard">15:11:11,137 INFORMAÇÕES [STDOUT] RESULTADO STATELESS: [7, 8]</text:p>
      <text:p text:style-name="Standard">15:11:11,298 INFORMAÇÕES [STDOUT] RESULTADO STATELESS: [9, 10]</text:p>
      <text:p text:style-name="Standard"></text:p>
      <text:p text:style-name="Standard">Já o Stateful ele cria uma instância para cada vez que clico no botão Stateful (Quase nunca usado), fazendo com que o contador não funcione.</text:p>
      <text:p text:style-name="Standard"/>
      <text:p text:style-name="Standard">Exemplo:</text:p>
      <text:p text:style-name="Standard"/>
      <text:p text:style-name="Standard">15:13:31,675 INFORMAÇÕES [STDOUT] RESULTADO STATEFUL: [1, 1]</text:p>
      <text:p text:style-name="Standard">15:13:32,154 INFORMAÇÕES [STDOUT] RESULTADO STATEFUL: [1, 1]</text:p>
      <text:p text:style-name="Standard">15:01:33,777 INFORMAÇÕES [STDOUT] RESULTADO STATEFUL: [1, 1]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08:09</meta:creation-date>
    <dc:date>2017-02-11T15:17:19</dc:date>
    <meta:editing-duration>P0D</meta:editing-duration>
    <meta:editing-cycles>1</meta:editing-cycles>
    <meta:document-statistic meta:table-count="0" meta:image-count="0" meta:object-count="0" meta:page-count="1" meta:paragraph-count="14" meta:word-count="117" meta:character-count="851" meta:non-whitespace-character-count="736"/>
    <meta:generator>LibreOffice/3.5$Linux_x86 LibreOffice_project/350m1$Build-202</meta:generator>
  </office:meta>
</office:document-meta>
</file>